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fd36"/>
    </style:style>
    <style:style style:name="P2" style:family="paragraph" style:parent-style-name="Standard">
      <style:text-properties officeooo:rsid="0007fd36" officeooo:paragraph-rsid="0007fd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 NumFunc, Salario</text:p>
      <text:p text:style-name="P1">from funcionario, cargo</text:p>
      <text:p text:style-name="P1">where funcionario.codcargo = cargo.codcargo</text:p>
      <text:p text:style-name="P1"/>
      <text:p text:style-name="P1">segunda opção (Juncão where):</text:p>
      <text:p text:style-name="P1"/>
      <text:p text:style-name="P1">Select f.NumFunc, c.Salario</text:p>
      <text:p text:style-name="P1">from funcionario f, cargo c</text:p>
      <text:p text:style-name="P1">where f.codcargo = c.codcargo</text:p>
      <text:p text:style-name="P1"/>
      <text:p text:style-name="P1"/>
      <text:p text:style-name="P1">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20:13:07.513799357</meta:creation-date>
    <dc:date>2019-09-19T20:30:47.911193464</dc:date>
    <meta:editing-duration>PT17M4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27" meta:character-count="240" meta:non-whitespace-character-count="221"/>
  </office:meta>
</office:document-meta>
</file>